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CA000003C2F06E0822.png"/>
  <manifest:file-entry manifest:media-type="image/png" manifest:full-path="Pictures/100000000000023C0000001B7D4C5DA5.png"/>
  <manifest:file-entry manifest:media-type="image/png" manifest:full-path="Pictures/1000000000000252000000E19F104D1D.png"/>
  <manifest:file-entry manifest:media-type="image/jpeg" manifest:full-path="Pictures/1000000000000144000002582372825C.jpg"/>
  <manifest:file-entry manifest:media-type="image/png" manifest:full-path="Pictures/10000000000002D800000132521C49DB.png"/>
  <manifest:file-entry manifest:media-type="image/png" manifest:full-path="Pictures/10000000000002140000016D5CE09516.png"/>
  <manifest:file-entry manifest:media-type="image/png" manifest:full-path="Pictures/10000000000001CE0000001253879A5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stroke-dash="Ultrafine_20_Dashed" svg:stroke-width="0.1cm" svg:stroke-color="#808080" draw:marker-start-width="0.35cm" draw:marker-end-width="0.35cm" svg:stroke-opacity="90%" draw:fill="solid" draw:fill-color="#999999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 style:list-style-name="L2">
      <style:graphic-properties draw:fit-to-size="false" fo:min-height="13.61cm"/>
    </style:style>
    <style:style style:name="pr5" style:family="presentation" style:parent-style-name="Standard-outline1" style:list-style-name="L3">
      <style:graphic-properties draw:fit-to-size="false" fo:min-height="13.61cm"/>
    </style:style>
    <style:style style:name="pr6" style:family="presentation" style:parent-style-name="Standard-outline1">
      <style:graphic-properties fo:min-height="13.61cm"/>
    </style:style>
    <style:style style:name="pr7" style:family="presentation" style:parent-style-name="Standard-title">
      <style:graphic-properties fo:min-height="3.506cm"/>
    </style:style>
    <style:style style:name="pr8" style:family="presentation" style:parent-style-name="Standard-notes">
      <style:graphic-properties draw:fill-color="#ffffff" fo:min-height="13.364cm"/>
    </style:style>
    <style:style style:name="pr9" style:family="presentation" style:parent-style-name="Standard-outline1">
      <style:graphic-properties fo:min-height="12.52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.499cm"/>
      <style:text-properties fo:color="#ffffff" fo:font-family="'Segoe UI'" style:font-family-generic="swiss" style:font-pitch="variable" fo:font-size="16pt" style:letter-kerning="true" style:font-family-asian="'Microsoft YaHei'" style:font-family-generic-asian="system" style:font-pitch-asian="variable" style:font-size-asian="16pt" style:font-family-complex="Mangal" style:font-family-generic-complex="system" style:font-pitch-complex="variable" style:font-size-complex="16pt"/>
    </style:style>
    <style:style style:name="P4" style:family="paragraph">
      <style:text-properties fo:font-size="54pt" style:font-size-asian="54pt" style:font-size-complex="54pt"/>
    </style:style>
    <style:style style:name="P5" style:family="paragraph">
      <style:text-properties fo:font-size="36pt" style:font-size-asian="36pt" style:font-size-complex="36pt"/>
    </style:style>
    <style:style style:name="T1" style:family="text">
      <style:text-properties fo:color="#008000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008000" fo:font-size="22pt" style:font-size-asian="22pt" style:font-size-complex="2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008000" fo:font-size="16pt" style:font-size-asian="16pt" style:font-size-complex="16pt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color="#008000" fo:font-size="54pt" style:font-size-asian="54pt" style:font-size-complex="54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80808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7cm" svg:height="7.609cm" svg:x="0.499cm" svg:y="0.586cm" presentation:class="title" presentation:user-transformed="true">
          <draw:text-box>
            <text:p>Entwicklung für <text:line-break/>Windows Phone <text:span text:style-name="T1">7</text:span><text:line-break/>am Beispiel der OpenStreetApp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<text:s/></text:p>
          </draw:text-box>
        </draw:frame>
        <draw:frame draw:style-name="gr1" draw:text-style-name="P2" draw:layer="layout" svg:width="8.211cm" svg:height="8.143cm" svg:x="9.788cm" svg:y="10.4cm">
          <draw:image xlink:href="Pictures/10000201000003CA000003C2F06E08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Übersicht</text:p>
          </draw:text-box>
        </draw:frame>
        <draw:frame presentation:style-name="pr4" draw:text-style-name="P3" draw:layer="layout" svg:width="12.296cm" svg:height="13.86cm" svg:x="1.4cm" svg:y="6cm" presentation:class="outline" presentation:user-transformed="true">
          <draw:text-box>
            <text:list text:style-name="L2">
              <text:list-item>
                <text:p text:style-name="P3"><text:span text:style-name="T2">Windows Phone </text:span><text:span text:style-name="T3">7</text:span></text:p>
                <text:list>
                  <text:list-item>
                    <text:p text:style-name="P3"><text:span text:style-name="T4">Einführung und Grundlegendes</text:span></text:p>
                  </text:list-item>
                  <text:list-item>
                    <text:p text:style-name="P3"><text:span text:style-name="T4">Struktur und Navigation</text:span></text:p>
                  </text:list-item>
                  <text:list-item>
                    <text:p text:style-name="P3"><text:span text:style-name="T4">Gestaltung von Oberflächen mittels XAML</text:span></text:p>
                  </text:list-item>
                  <text:list-item>
                    <text:p text:style-name="P3"><text:span text:style-name="T4">DataContext und Anbindung von Daten</text:span></text:p>
                  </text:list-item>
                </text:list>
              </text:list-item>
              <text:list-item>
                <text:p text:style-name="P3"><text:span text:style-name="T2">OpenStreetApp</text:span></text:p>
                <text:list>
                  <text:list-item>
                    <text:p text:style-name="P3"><text:span text:style-name="T4">Idee einer Navigationsapplikation</text:span></text:p>
                  </text:list-item>
                  <text:list-item>
                    <text:p text:style-name="P3"><text:span text:style-name="T4">Open Street Map und Konsorten</text:span></text:p>
                  </text:list-item>
                  <text:list-item>
                    <text:p text:style-name="P3"><text:span text:style-name="T4">Umsetzen der WP</text:span><text:span text:style-name="T5">7</text:span><text:span text:style-name="T4"> Designkonzepte</text:span></text:p>
                  </text:list-item>
                  <text:list-item>
                    <text:p text:style-name="P3"><text:span text:style-name="T4">Probleme Herrausforderungen</text:span></text:p>
                  </text:list-item>
                </text:list>
              </text:list-item>
            </text:list>
          </draw:text-box>
        </draw:frame>
        <draw:line draw:style-name="gr3" draw:text-style-name="P2" draw:layer="layout" svg:x1="3.634cm" svg:y1="19.095cm" svg:x2="6.216cm" svg:y2="18.744cm">
          <text:p/>
        </draw:line>
        <draw:frame presentation:style-name="pr5" draw:text-style-name="P3" draw:layer="layout" svg:width="12.296cm" svg:height="13.86cm" svg:x="14.311cm" svg:y="6cm" presentation:class="outline">
          <draw:text-box>
            <text:list text:style-name="L3">
              <text:list-item>
                <text:p text:style-name="P3"><text:span text:style-name="T2">Ausblick</text:span></text:p>
                <text:list>
                  <text:list-item>
                    <text:p><text:span text:style-name="T4">Apps und Appstore</text:span></text:p>
                  </text:list-item>
                  <text:list-item>
                    <text:p><text:span text:style-name="T4">Weiterentwicklung der Plattform</text:span></text:p>
                  </text:list-item>
                  <text:list-item>
                    <text:p><text:span text:style-name="T4">Chancen für die Zukunf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ndows Phone <text:span text:style-name="T1">7</text:span></text:p>
          </draw:text-box>
        </draw:frame>
        <draw:frame presentation:style-name="pr6" draw:layer="layout" svg:width="15.5cm" svg:height="13.86cm" svg:x="11.699cm" svg:y="5.314cm" presentation:class="outline" presentation:user-transformed="true">
          <draw:text-box>
            <text:list text:style-name="L2">
              <text:list-item>
                <text:p>Neues mobiles Betriebssystem von Microsoft</text:p>
                <text:list>
                  <text:list-item>
                    <text:p>Basiert auf WinCE 7</text:p>
                  </text:list-item>
                  <text:list-item>
                    <text:p>App Entwicklung nur mit Managed Code</text:p>
                  </text:list-item>
                </text:list>
              </text:list-item>
              <text:list-item>
                <text:p>Modernes UI</text:p>
              </text:list-item>
              <text:list-item>
                <text:p>Starke Einbindung von online Diensten </text:p>
              </text:list-item>
            </text:list>
          </draw:text-box>
        </draw:frame>
        <draw:frame draw:style-name="gr1" draw:text-style-name="P2" draw:layer="layout" svg:width="8.547cm" svg:height="15.308cm" svg:x="1.751cm" svg:y="4.34cm">
          <draw:image xlink:href="Pictures/1000000000000144000002582372825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 presentation:user-transformed="true">
          <draw:text-box>
            <text:p><text:span text:style-name="T6">Entwickeln für WP</text:span><text:span text:style-name="T7">7</text:span>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8">„</text:span><text:span text:style-name="T8">Normale“ Apps</text:span></text:p>
                <text:list>
                  <text:list-item>
                    <text:p><text:span text:style-name="T8">Silverlight</text:span></text:p>
                  </text:list-item>
                </text:list>
              </text:list-item>
              <text:list-item>
                <text:p><text:span text:style-name="T8">Spiele</text:span></text:p>
                <text:list>
                  <text:list-item>
                    <text:p><text:span text:style-name="T8">XNA Framework</text:span></text:p>
                  </text:list-item>
                </text:list>
              </text:list-item>
              <text:list-item>
                <text:p><text:span text:style-name="T8">Beides .NET Framework</text:span></text:p>
              </text:list-item>
              <text:list-item>
                <text:p><text:span text:style-name="T8">Zusätzlich Geräte API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user-transformed="true">
            <draw:text-box>
              <text:p>Entstehung Silverlight</text:p>
              <text:p>- WPF</text:p>
              <text:p>- Browserplugin </text:p>
              <text:p>- Video bla bla</text:p>
            </draw:text-box>
          </draw:frame>
        </presentation:notes>
      </draw:page>
      <draw:page draw:name="page5" draw:style-name="dp1" draw:master-page-name="Standard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Struktur einer WP<text:span text:style-name="T1">7</text:span> App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MAppManifest.xml</text:p>
                <text:list>
                  <text:list-item>
                    <text:p>Fähigkeiten</text:p>
                  </text:list-item>
                  <text:list-item>
                    <text:p>Splashscreen</text:p>
                  </text:list-item>
                  <text:list-item>
                    <text:p>Icons</text:p>
                  </text:list-item>
                </text:list>
              </text:list-item>
              <text:list-item>
                <text:p>App.xaml &amp; App.cs</text:p>
                <text:list>
                  <text:list-item>
                    <text:p>Programmweite Resourcen</text:p>
                  </text:list-item>
                  <text:list-item>
                    <text:p>Initialisierung und Verwaltung</text:p>
                  </text:list-item>
                  <text:list-item>
                    <text:p>Startse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Navigation auf WP<text:span text:style-name="T1">7</text:span></text:p>
          </draw:text-box>
        </draw:frame>
        <draw:frame presentation:style-name="pr9" draw:layer="layout" svg:width="25.199cm" svg:height="12.774cm" svg:x="1.4cm" svg:y="6cm" presentation:class="outline" presentation:user-transformed="true">
          <draw:text-box>
            <text:list text:style-name="L2">
              <text:list-item>
                <text:p>PhoneNavigationFrame</text:p>
                <text:list>
                  <text:list-item>
                    <text:p>Verwaltung und Animation</text:p>
                  </text:list-item>
                </text:list>
              </text:list-item>
              <text:list-item>
                <text:p>Beliebig viele PhoneApplicationPage</text:p>
              </text:list-item>
              <text:list-item>
                <text:p>Navigation über relative URI</text:p>
                <text:p/>
              </text:list-item>
            </text:list>
          </draw:text-box>
        </draw:frame>
        <draw:frame draw:style-name="gr1" draw:text-style-name="P2" draw:layer="layout" svg:width="24.133cm" svg:height="1.137cm" svg:x="2.498cm" svg:y="13.863cm">
          <draw:image xlink:href="Pictures/100000000000023C0000001B7D4C5DA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XAML</text:p>
          </draw:text-box>
        </draw:frame>
        <draw:frame draw:style-name="gr1" draw:text-style-name="P2" draw:layer="layout" svg:width="23.575cm" svg:height="16.173cm" svg:x="2.324cm" svg:y="4.1cm">
          <draw:image xlink:href="Pictures/10000000000002140000016D5CE095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XAML</text:p>
          </draw:text-box>
        </draw:frame>
        <draw:frame draw:style-name="gr1" draw:text-style-name="P2" draw:layer="layout" svg:width="25.209cm" svg:height="10.595cm" svg:x="1.357cm" svg:y="7.13cm">
          <draw:image xlink:href="Pictures/10000000000002D800000132521C49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4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AML - DataTemplates</text:p>
          </draw:text-box>
        </draw:frame>
        <draw:frame presentation:style-name="pr9" draw:layer="layout" svg:width="25.199cm" svg:height="12.774cm" svg:x="1.4cm" svg:y="6cm" presentation:class="outline">
          <draw:text-box>
            <text:list text:style-name="L2">
              <text:list-item>
                <text:p>Generierung von GUI Item Container</text:p>
                <text:p/>
                <text:p/>
                <text:p/>
                <text:p/>
                <text:p/>
              </text:list-item>
              <text:list-item>
                <text:p>Auch als Resource verwaltbar</text:p>
              </text:list-item>
            </text:list>
          </draw:text-box>
        </draw:frame>
        <draw:frame draw:style-name="gr1" draw:text-style-name="P2" draw:layer="layout" svg:width="23.636cm" svg:height="8.952cm" svg:x="2.498cm" svg:y="7.548cm">
          <draw:image xlink:href="Pictures/1000000000000252000000E19F104D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Code Behind</text:p>
          </draw:text-box>
        </draw:frame>
        <draw:frame presentation:style-name="pr9" draw:layer="layout" svg:width="25.199cm" svg:height="13.86cm" svg:x="1.4cm" svg:y="6cm" presentation:class="outline">
          <draw:text-box>
            <text:list text:style-name="L2">
              <text:list-item>
                <text:p>Verbindung von XAML zu C# (oder VB) mit partial classes und x:Class Attribut</text:p>
              </text:list-item>
              <text:list-item>
                <text:p>Verbreitetstes Pattern: MVVM</text:p>
                <text:list>
                  <text:list-item>
                    <text:p>Getrieben durch Data Binding</text:p>
                  </text:list-item>
                </text:list>
              </text:list-item>
              <text:list-item>
                <text:p>Wichtigstes Property: <text:span text:style-name="T9">this.</text:span>DataContex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Data Binding</text:p>
          </draw:text-box>
        </draw:frame>
        <draw:frame presentation:style-name="pr9" draw:layer="layout" svg:width="25.199cm" svg:height="13.86cm" svg:x="1.4cm" svg:y="6cm" presentation:class="outline">
          <draw:text-box>
            <text:list text:style-name="L2">
              <text:list-item>
                <text:p>Standardmäßig bezogen auf aktuellen DataContext</text:p>
              </text:list-item>
              <text:list-item>
                <text:p>Getrieben von INotifyPropertyChanged</text:p>
              </text:list-item>
              <text:list-item>
                <text:p>OneWay und TwoWay</text:p>
              </text:list-item>
              <text:list-item>
                <text:p/>
              </text:list-item>
              <text:list-item>
                <text:p>Relativer Bezug möglich</text:p>
              </text:list-item>
              <text:list-item>
                <text:p>Validierung möglich</text:p>
              </text:list-item>
            </text:list>
          </draw:text-box>
        </draw:frame>
        <draw:frame draw:style-name="gr1" draw:text-style-name="P2" draw:layer="layout" svg:width="24.223cm" svg:height="0.941cm" svg:x="1.499cm" svg:y="13.5cm">
          <draw:image xlink:href="Pictures/10000000000001CE0000001253879A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Performance</text:p>
          </draw:text-box>
        </draw:frame>
        <draw:frame presentation:style-name="pr9" draw:layer="layout" svg:width="25.199cm" svg:height="13.86cm" svg:x="1.4cm" svg:y="6cm" presentation:class="outline">
          <draw:text-box>
            <text:list text:style-name="L2">
              <text:list-item>
                <text:p>1 GHz und 512 MB RAM viel aber zu wenig<text:line-break/>→ (noch) kein Multitasking</text:p>
                <text:list>
                  <text:list-item>
                    <text:p>DataTemplates müssen minimal sein</text:p>
                    <text:list>
                      <text:list-item>
                        <text:p>Oder Lazy Loading</text:p>
                      </text:list-item>
                    </text:list>
                  </text:list-item>
                  <text:list-item>
                    <text:p>UI Virtualisierung</text:p>
                  </text:list-item>
                  <text:list-item>
                    <text:p>Tombstoning</text:p>
                    <text:list>
                      <text:list-item>
                        <text:p>Start, Deactivate, Activate und Close Events</text:p>
                      </text:list-item>
                      <text:list-item>
                        <text:p>Page.State und Application.State</text:p>
                      </text:list-item>
                      <text:list-item>
                        <text:p>DataContract Attribu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Open Street App</text:p>
          </draw:text-box>
        </draw:frame>
        <draw:frame presentation:style-name="pr6" draw:layer="layout" svg:width="25.199cm" svg:height="13.86cm" svg:x="1.4cm" svg:y="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fill="solid" draw:fill-color="#000000" draw:fill-image-width="0cm" draw:fill-image-height="0cm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'Segoe UI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Segoe UI'" style:font-family-generic="swiss" style:font-pitch="variable" fo:font-size="54pt" fo:font-style="normal" fo:text-shadow="none" style:text-underline-style="none" fo:font-weight="normal" style:letter-kerning="true" style:font-family-asian="'Microsoft YaHei'" style:font-family-generic-asian="system" style:font-pitch-asian="variable" style:font-size-asian="54pt" style:font-style-asian="normal" style:font-weight-asian="normal" style:font-family-complex="Mangal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7.469cm" svg:x="1cm" svg:y="2.538cm"/>
      <draw:page-thumbnail draw:layer="backgroundobjects" svg:width="8.999cm" svg:height="7.469cm" svg:x="1cm" svg:y="11.114cm"/>
      <draw:page-thumbnail draw:layer="backgroundobjects" svg:width="8.999cm" svg:height="7.469cm" svg:x="1cm" svg:y="19.69cm"/>
      <draw:page-thumbnail draw:layer="backgroundobjects" svg:width="8.999cm" svg:height="7.469cm" svg:x="11cm" svg:y="2.538cm"/>
      <draw:page-thumbnail draw:layer="backgroundobjects" svg:width="8.999cm" svg:height="7.469cm" svg:x="11cm" svg:y="11.114cm"/>
      <draw:page-thumbnail draw:layer="backgroundobjects" svg:width="8.999cm" svg:height="7.469cm" svg:x="11cm" svg:y="19.69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tin Rauscher</meta:initial-creator>
    <meta:creation-date>2011-01-30T15:04:27.99</meta:creation-date>
    <meta:editing-duration>P3DT5H</meta:editing-duration>
    <meta:editing-cycles>19</meta:editing-cycles>
    <meta:generator>LibreOffice/3.3$Win32 LibreOffice_project/330m19$Build-6</meta:generator>
    <dc:date>2011-02-15T16:02:31.63</dc:date>
    <meta:document-statistic meta:object-count="80"/>
  </office:meta>
</office:document-meta>
</file>